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444803092575101</text:p>
          </table:table-cell>
          <table:table-cell office:value-type="string" calcext:value-type="string">
            <text:p>2021-11-01 19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91208" calcext:value-type="float">
            <text:p>27.19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803092575101</text:p>
          </table:table-cell>
          <table:table-cell office:value-type="string" calcext:value-type="string">
            <text:p>2021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63776" calcext:value-type="float">
            <text:p>27.16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803092575101</text:p>
          </table:table-cell>
          <table:table-cell office:value-type="string" calcext:value-type="string">
            <text:p>2021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33296" calcext:value-type="float">
            <text:p>27.13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803092575101</text:p>
          </table:table-cell>
          <table:table-cell office:value-type="string" calcext:value-type="string">
            <text:p>2021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63776" calcext:value-type="float">
            <text:p>27.16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803092575101</text:p>
          </table:table-cell>
          <table:table-cell office:value-type="string" calcext:value-type="string">
            <text:p>2021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63776" calcext:value-type="float">
            <text:p>27.16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803092575101</text:p>
          </table:table-cell>
          <table:table-cell office:value-type="string" calcext:value-type="string">
            <text:p>2021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5768" calcext:value-type="float">
            <text:p>27.15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803092575101</text:p>
          </table:table-cell>
          <table:table-cell office:value-type="string" calcext:value-type="string">
            <text:p>2021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69872" calcext:value-type="float">
            <text:p>27.16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803092575101</text:p>
          </table:table-cell>
          <table:table-cell office:value-type="string" calcext:value-type="string">
            <text:p>2021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82064" calcext:value-type="float">
            <text:p>27.18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803092575101</text:p>
          </table:table-cell>
          <table:table-cell office:value-type="string" calcext:value-type="string">
            <text:p>2021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48536" calcext:value-type="float">
            <text:p>27.14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803092575101</text:p>
          </table:table-cell>
          <table:table-cell office:value-type="string" calcext:value-type="string">
            <text:p>2021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5768" calcext:value-type="float">
            <text:p>27.15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803092575101</text:p>
          </table:table-cell>
          <table:table-cell office:value-type="string" calcext:value-type="string">
            <text:p>2021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79016" calcext:value-type="float">
            <text:p>27.17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803092575101</text:p>
          </table:table-cell>
          <table:table-cell office:value-type="string" calcext:value-type="string">
            <text:p>2021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034" calcext:value-type="float">
            <text:p>27.20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803092575101</text:p>
          </table:table-cell>
          <table:table-cell office:value-type="string" calcext:value-type="string">
            <text:p>2021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97304" calcext:value-type="float">
            <text:p>27.19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803092575101</text:p>
          </table:table-cell>
          <table:table-cell office:value-type="string" calcext:value-type="string">
            <text:p>2021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12544" calcext:value-type="float">
            <text:p>27.21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803092575101</text:p>
          </table:table-cell>
          <table:table-cell office:value-type="string" calcext:value-type="string">
            <text:p>2021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8816" calcext:value-type="float">
            <text:p>27.1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803092575101</text:p>
          </table:table-cell>
          <table:table-cell office:value-type="string" calcext:value-type="string">
            <text:p>2021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79016" calcext:value-type="float">
            <text:p>27.17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803092575101</text:p>
          </table:table-cell>
          <table:table-cell office:value-type="string" calcext:value-type="string">
            <text:p>2021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06448" calcext:value-type="float">
            <text:p>27.20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803092575101</text:p>
          </table:table-cell>
          <table:table-cell office:value-type="string" calcext:value-type="string">
            <text:p>2021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06448" calcext:value-type="float">
            <text:p>27.20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803092575101</text:p>
          </table:table-cell>
          <table:table-cell office:value-type="string" calcext:value-type="string">
            <text:p>2021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75968" calcext:value-type="float">
            <text:p>27.17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803092575101</text:p>
          </table:table-cell>
          <table:table-cell office:value-type="string" calcext:value-type="string">
            <text:p>2021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45488" calcext:value-type="float">
            <text:p>27.14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803092575101</text:p>
          </table:table-cell>
          <table:table-cell office:value-type="string" calcext:value-type="string">
            <text:p>2021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06448" calcext:value-type="float">
            <text:p>27.20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803092575101</text:p>
          </table:table-cell>
          <table:table-cell office:value-type="string" calcext:value-type="string">
            <text:p>2021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82064" calcext:value-type="float">
            <text:p>27.18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803092575101</text:p>
          </table:table-cell>
          <table:table-cell office:value-type="string" calcext:value-type="string">
            <text:p>2021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4244" calcext:value-type="float">
            <text:p>27.14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803092575101</text:p>
          </table:table-cell>
          <table:table-cell office:value-type="string" calcext:value-type="string">
            <text:p>2021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51584" calcext:value-type="float">
            <text:p>27.15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803092575101</text:p>
          </table:table-cell>
          <table:table-cell office:value-type="string" calcext:value-type="string">
            <text:p>2021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82064" calcext:value-type="float">
            <text:p>27.18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803092575101</text:p>
          </table:table-cell>
          <table:table-cell office:value-type="string" calcext:value-type="string">
            <text:p>2021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82064" calcext:value-type="float">
            <text:p>27.18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803092575101</text:p>
          </table:table-cell>
          <table:table-cell office:value-type="string" calcext:value-type="string">
            <text:p>2021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91208" calcext:value-type="float">
            <text:p>27.19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803092575101</text:p>
          </table:table-cell>
          <table:table-cell office:value-type="string" calcext:value-type="string">
            <text:p>2021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06448" calcext:value-type="float">
            <text:p>27.20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803092575101</text:p>
          </table:table-cell>
          <table:table-cell office:value-type="string" calcext:value-type="string">
            <text:p>2021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034" calcext:value-type="float">
            <text:p>27.20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803092575101</text:p>
          </table:table-cell>
          <table:table-cell office:value-type="string" calcext:value-type="string">
            <text:p>2021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7292" calcext:value-type="float">
            <text:p>27.17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803092575101</text:p>
          </table:table-cell>
          <table:table-cell office:value-type="string" calcext:value-type="string">
            <text:p>2021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79016" calcext:value-type="float">
            <text:p>27.17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803092575101</text:p>
          </table:table-cell>
          <table:table-cell office:value-type="string" calcext:value-type="string">
            <text:p>2021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00352" calcext:value-type="float">
            <text:p>27.20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803092575101</text:p>
          </table:table-cell>
          <table:table-cell office:value-type="string" calcext:value-type="string">
            <text:p>2021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034" calcext:value-type="float">
            <text:p>27.20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803092575101</text:p>
          </table:table-cell>
          <table:table-cell office:value-type="string" calcext:value-type="string">
            <text:p>2021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034" calcext:value-type="float">
            <text:p>27.20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803092575101</text:p>
          </table:table-cell>
          <table:table-cell office:value-type="string" calcext:value-type="string">
            <text:p>2021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00352" calcext:value-type="float">
            <text:p>27.20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803092575101</text:p>
          </table:table-cell>
          <table:table-cell office:value-type="string" calcext:value-type="string">
            <text:p>2021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94256" calcext:value-type="float">
            <text:p>27.19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803092575101</text:p>
          </table:table-cell>
          <table:table-cell office:value-type="string" calcext:value-type="string">
            <text:p>2021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54632" calcext:value-type="float">
            <text:p>27.15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803092575101</text:p>
          </table:table-cell>
          <table:table-cell office:value-type="string" calcext:value-type="string">
            <text:p>2021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75968" calcext:value-type="float">
            <text:p>27.17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803092575101</text:p>
          </table:table-cell>
          <table:table-cell office:value-type="string" calcext:value-type="string">
            <text:p>2021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66824" calcext:value-type="float">
            <text:p>27.16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803092575101</text:p>
          </table:table-cell>
          <table:table-cell office:value-type="string" calcext:value-type="string">
            <text:p>2021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69872" calcext:value-type="float">
            <text:p>27.16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803092575101</text:p>
          </table:table-cell>
          <table:table-cell office:value-type="string" calcext:value-type="string">
            <text:p>2021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94256" calcext:value-type="float">
            <text:p>27.19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803092575101</text:p>
          </table:table-cell>
          <table:table-cell office:value-type="string" calcext:value-type="string">
            <text:p>2021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09496" calcext:value-type="float">
            <text:p>27.20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803092575101</text:p>
          </table:table-cell>
          <table:table-cell office:value-type="string" calcext:value-type="string">
            <text:p>2021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82064" calcext:value-type="float">
            <text:p>27.18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803092575101</text:p>
          </table:table-cell>
          <table:table-cell office:value-type="string" calcext:value-type="string">
            <text:p>2021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82064" calcext:value-type="float">
            <text:p>27.18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803092575101</text:p>
          </table:table-cell>
          <table:table-cell office:value-type="string" calcext:value-type="string">
            <text:p>2021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97304" calcext:value-type="float">
            <text:p>27.19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803092575101</text:p>
          </table:table-cell>
          <table:table-cell office:value-type="string" calcext:value-type="string">
            <text:p>2021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30832" calcext:value-type="float">
            <text:p>27.23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803092575101</text:p>
          </table:table-cell>
          <table:table-cell office:value-type="string" calcext:value-type="string">
            <text:p>2021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15592" calcext:value-type="float">
            <text:p>27.21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803092575101</text:p>
          </table:table-cell>
          <table:table-cell office:value-type="string" calcext:value-type="string">
            <text:p>2021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24736" calcext:value-type="float">
            <text:p>27.22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803092575101</text:p>
          </table:table-cell>
          <table:table-cell office:value-type="string" calcext:value-type="string">
            <text:p>2021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36928" calcext:value-type="float">
            <text:p>27.23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803092575101</text:p>
          </table:table-cell>
          <table:table-cell office:value-type="string" calcext:value-type="string">
            <text:p>2021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6436" calcext:value-type="float">
            <text:p>27.26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803092575101</text:p>
          </table:table-cell>
          <table:table-cell office:value-type="string" calcext:value-type="string">
            <text:p>2021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91792" calcext:value-type="float">
            <text:p>27.29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803092575101</text:p>
          </table:table-cell>
          <table:table-cell office:value-type="string" calcext:value-type="string">
            <text:p>2021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73504" calcext:value-type="float">
            <text:p>27.27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803092575101</text:p>
          </table:table-cell>
          <table:table-cell office:value-type="string" calcext:value-type="string">
            <text:p>2021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58264" calcext:value-type="float">
            <text:p>27.25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803092575101</text:p>
          </table:table-cell>
          <table:table-cell office:value-type="string" calcext:value-type="string">
            <text:p>2021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64944" calcext:value-type="float">
            <text:p>27.36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803092575101</text:p>
          </table:table-cell>
          <table:table-cell office:value-type="string" calcext:value-type="string">
            <text:p>2021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6436" calcext:value-type="float">
            <text:p>27.26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803092575101</text:p>
          </table:table-cell>
          <table:table-cell office:value-type="string" calcext:value-type="string">
            <text:p>2021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30832" calcext:value-type="float">
            <text:p>27.23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803092575101</text:p>
          </table:table-cell>
          <table:table-cell office:value-type="string" calcext:value-type="string">
            <text:p>2021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61312" calcext:value-type="float">
            <text:p>27.26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803092575101</text:p>
          </table:table-cell>
          <table:table-cell office:value-type="string" calcext:value-type="string">
            <text:p>2021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36928" calcext:value-type="float">
            <text:p>27.23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803092575101</text:p>
          </table:table-cell>
          <table:table-cell office:value-type="string" calcext:value-type="string">
            <text:p>2021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39976" calcext:value-type="float">
            <text:p>27.23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803092575101</text:p>
          </table:table-cell>
          <table:table-cell office:value-type="string" calcext:value-type="string">
            <text:p>2021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12544" calcext:value-type="float">
            <text:p>27.21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803092575101</text:p>
          </table:table-cell>
          <table:table-cell office:value-type="string" calcext:value-type="string">
            <text:p>2021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70456" calcext:value-type="float">
            <text:p>27.27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803092575101</text:p>
          </table:table-cell>
          <table:table-cell office:value-type="string" calcext:value-type="string">
            <text:p>2021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61312" calcext:value-type="float">
            <text:p>27.26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803092575101</text:p>
          </table:table-cell>
          <table:table-cell office:value-type="string" calcext:value-type="string">
            <text:p>2021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55216" calcext:value-type="float">
            <text:p>27.25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803092575101</text:p>
          </table:table-cell>
          <table:table-cell office:value-type="string" calcext:value-type="string">
            <text:p>2021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76552" calcext:value-type="float">
            <text:p>27.27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803092575101</text:p>
          </table:table-cell>
          <table:table-cell office:value-type="string" calcext:value-type="string">
            <text:p>2021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76552" calcext:value-type="float">
            <text:p>27.27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803092575101</text:p>
          </table:table-cell>
          <table:table-cell office:value-type="string" calcext:value-type="string">
            <text:p>2021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9484" calcext:value-type="float">
            <text:p>27.29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803092575101</text:p>
          </table:table-cell>
          <table:table-cell office:value-type="string" calcext:value-type="string">
            <text:p>2021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91792" calcext:value-type="float">
            <text:p>27.29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803092575101</text:p>
          </table:table-cell>
          <table:table-cell office:value-type="string" calcext:value-type="string">
            <text:p>2021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58848" calcext:value-type="float">
            <text:p>27.35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803092575101</text:p>
          </table:table-cell>
          <table:table-cell office:value-type="string" calcext:value-type="string">
            <text:p>2021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95424" calcext:value-type="float">
            <text:p>27.39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803092575101</text:p>
          </table:table-cell>
          <table:table-cell office:value-type="string" calcext:value-type="string">
            <text:p>2021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9296" calcext:value-type="float">
            <text:p>27.4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803092575101</text:p>
          </table:table-cell>
          <table:table-cell office:value-type="string" calcext:value-type="string">
            <text:p>2021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4348" calcext:value-type="float">
            <text:p>27.84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803092575101</text:p>
          </table:table-cell>
          <table:table-cell office:value-type="string" calcext:value-type="string">
            <text:p>2021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19808" calcext:value-type="float">
            <text:p>27.41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803092575101</text:p>
          </table:table-cell>
          <table:table-cell office:value-type="string" calcext:value-type="string">
            <text:p>2021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13712" calcext:value-type="float">
            <text:p>27.41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803092575101</text:p>
          </table:table-cell>
          <table:table-cell office:value-type="string" calcext:value-type="string">
            <text:p>2021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50288" calcext:value-type="float">
            <text:p>27.45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803092575101</text:p>
          </table:table-cell>
          <table:table-cell office:value-type="string" calcext:value-type="string">
            <text:p>2021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80768" calcext:value-type="float">
            <text:p>27.48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803092575101</text:p>
          </table:table-cell>
          <table:table-cell office:value-type="string" calcext:value-type="string">
            <text:p>2021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05024" calcext:value-type="float">
            <text:p>28.00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803092575101</text:p>
          </table:table-cell>
          <table:table-cell office:value-type="string" calcext:value-type="string">
            <text:p>2021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81224" calcext:value-type="float">
            <text:p>28.08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803092575101</text:p>
          </table:table-cell>
          <table:table-cell office:value-type="string" calcext:value-type="string">
            <text:p>2021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0444" calcext:value-type="float">
            <text:p>27.90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803092575101</text:p>
          </table:table-cell>
          <table:table-cell office:value-type="string" calcext:value-type="string">
            <text:p>2021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13712" calcext:value-type="float">
            <text:p>27.41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803092575101</text:p>
          </table:table-cell>
          <table:table-cell office:value-type="string" calcext:value-type="string">
            <text:p>2021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98472" calcext:value-type="float">
            <text:p>27.39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803092575101</text:p>
          </table:table-cell>
          <table:table-cell office:value-type="string" calcext:value-type="string">
            <text:p>2021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2532" calcext:value-type="float">
            <text:p>27.32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803092575101</text:p>
          </table:table-cell>
          <table:table-cell office:value-type="string" calcext:value-type="string">
            <text:p>2021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03984" calcext:value-type="float">
            <text:p>27.30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803092575101</text:p>
          </table:table-cell>
          <table:table-cell office:value-type="string" calcext:value-type="string">
            <text:p>2021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6436" calcext:value-type="float">
            <text:p>27.26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803092575101</text:p>
          </table:table-cell>
          <table:table-cell office:value-type="string" calcext:value-type="string">
            <text:p>2021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6436" calcext:value-type="float">
            <text:p>27.26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803092575101</text:p>
          </table:table-cell>
          <table:table-cell office:value-type="string" calcext:value-type="string">
            <text:p>2021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73504" calcext:value-type="float">
            <text:p>27.27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803092575101</text:p>
          </table:table-cell>
          <table:table-cell office:value-type="string" calcext:value-type="string">
            <text:p>2021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58264" calcext:value-type="float">
            <text:p>27.25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803092575101</text:p>
          </table:table-cell>
          <table:table-cell office:value-type="string" calcext:value-type="string">
            <text:p>2021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03984" calcext:value-type="float">
            <text:p>27.30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803092575101</text:p>
          </table:table-cell>
          <table:table-cell office:value-type="string" calcext:value-type="string">
            <text:p>2021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20976" calcext:value-type="float">
            <text:p>27.62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803092575101</text:p>
          </table:table-cell>
          <table:table-cell office:value-type="string" calcext:value-type="string">
            <text:p>2021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0444" calcext:value-type="float">
            <text:p>27.90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803092575101</text:p>
          </table:table-cell>
          <table:table-cell office:value-type="string" calcext:value-type="string">
            <text:p>2021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67864" calcext:value-type="float">
            <text:p>27.86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803092575101</text:p>
          </table:table-cell>
          <table:table-cell office:value-type="string" calcext:value-type="string">
            <text:p>2021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09952" calcext:value-type="float">
            <text:p>27.80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803092575101</text:p>
          </table:table-cell>
          <table:table-cell office:value-type="string" calcext:value-type="string">
            <text:p>2021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6248" calcext:value-type="float">
            <text:p>27.46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803092575101</text:p>
          </table:table-cell>
          <table:table-cell office:value-type="string" calcext:value-type="string">
            <text:p>2021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35048" calcext:value-type="float">
            <text:p>27.43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803092575101</text:p>
          </table:table-cell>
          <table:table-cell office:value-type="string" calcext:value-type="string">
            <text:p>2021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77136" calcext:value-type="float">
            <text:p>27.37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803092575101</text:p>
          </table:table-cell>
          <table:table-cell office:value-type="string" calcext:value-type="string">
            <text:p>2021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4536" calcext:value-type="float">
            <text:p>27.6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803092575101</text:p>
          </table:table-cell>
          <table:table-cell office:value-type="string" calcext:value-type="string">
            <text:p>2021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64816" calcext:value-type="float">
            <text:p>27.86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803092575101</text:p>
          </table:table-cell>
          <table:table-cell office:value-type="string" calcext:value-type="string">
            <text:p>2021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98928" calcext:value-type="float">
            <text:p>27.99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803092575101</text:p>
          </table:table-cell>
          <table:table-cell office:value-type="string" calcext:value-type="string">
            <text:p>2021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44776" calcext:value-type="float">
            <text:p>27.54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803092575101</text:p>
          </table:table-cell>
          <table:table-cell office:value-type="string" calcext:value-type="string">
            <text:p>2021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52168" calcext:value-type="float">
            <text:p>27.25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803092575101</text:p>
          </table:table-cell>
          <table:table-cell office:value-type="string" calcext:value-type="string">
            <text:p>2021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46072" calcext:value-type="float">
            <text:p>27.24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803092575101</text:p>
          </table:table-cell>
          <table:table-cell office:value-type="string" calcext:value-type="string">
            <text:p>2021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3388" calcext:value-type="float">
            <text:p>27.23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803092575101</text:p>
          </table:table-cell>
          <table:table-cell office:value-type="string" calcext:value-type="string">
            <text:p>2021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02688" calcext:value-type="float">
            <text:p>27.60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803092575101</text:p>
          </table:table-cell>
          <table:table-cell office:value-type="string" calcext:value-type="string">
            <text:p>2021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12416" calcext:value-type="float">
            <text:p>27.71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803092575101</text:p>
          </table:table-cell>
          <table:table-cell office:value-type="string" calcext:value-type="string">
            <text:p>2021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07488" calcext:value-type="float">
            <text:p>27.90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803092575101</text:p>
          </table:table-cell>
          <table:table-cell office:value-type="string" calcext:value-type="string">
            <text:p>2021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32584" calcext:value-type="float">
            <text:p>27.53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803092575101</text:p>
          </table:table-cell>
          <table:table-cell office:value-type="string" calcext:value-type="string">
            <text:p>2021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31416" calcext:value-type="float">
            <text:p>27.33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803092575101</text:p>
          </table:table-cell>
          <table:table-cell office:value-type="string" calcext:value-type="string">
            <text:p>2021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43608" calcext:value-type="float">
            <text:p>27.34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803092575101</text:p>
          </table:table-cell>
          <table:table-cell office:value-type="string" calcext:value-type="string">
            <text:p>2021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5768" calcext:value-type="float">
            <text:p>27.15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803092575101</text:p>
          </table:table-cell>
          <table:table-cell office:value-type="string" calcext:value-type="string">
            <text:p>2021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43024" calcext:value-type="float">
            <text:p>27.24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803092575101</text:p>
          </table:table-cell>
          <table:table-cell office:value-type="string" calcext:value-type="string">
            <text:p>2021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90624" calcext:value-type="float">
            <text:p>27.09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803092575101</text:p>
          </table:table-cell>
          <table:table-cell office:value-type="string" calcext:value-type="string">
            <text:p>2021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52168" calcext:value-type="float">
            <text:p>27.25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803092575101</text:p>
          </table:table-cell>
          <table:table-cell office:value-type="string" calcext:value-type="string">
            <text:p>2021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9108" calcext:value-type="float">
            <text:p>27.69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803092575101</text:p>
          </table:table-cell>
          <table:table-cell office:value-type="string" calcext:value-type="string">
            <text:p>2021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88616" calcext:value-type="float">
            <text:p>27.78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803092575101</text:p>
          </table:table-cell>
          <table:table-cell office:value-type="string" calcext:value-type="string">
            <text:p>2021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1864" calcext:value-type="float">
            <text:p>27.21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803092575101</text:p>
          </table:table-cell>
          <table:table-cell office:value-type="string" calcext:value-type="string">
            <text:p>2021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17472" calcext:value-type="float">
            <text:p>27.01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803092575101</text:p>
          </table:table-cell>
          <table:table-cell office:value-type="string" calcext:value-type="string">
            <text:p>2021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14424" calcext:value-type="float">
            <text:p>27.01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803092575101</text:p>
          </table:table-cell>
          <table:table-cell office:value-type="string" calcext:value-type="string">
            <text:p>2021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96136" calcext:value-type="float">
            <text:p>26.99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803092575101</text:p>
          </table:table-cell>
          <table:table-cell office:value-type="string" calcext:value-type="string">
            <text:p>2021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9004" calcext:value-type="float">
            <text:p>26.99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803092575101</text:p>
          </table:table-cell>
          <table:table-cell office:value-type="string" calcext:value-type="string">
            <text:p>2021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57096" calcext:value-type="float">
            <text:p>27.05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803092575101</text:p>
          </table:table-cell>
          <table:table-cell office:value-type="string" calcext:value-type="string">
            <text:p>2021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32" calcext:value-type="float">
            <text:p>27.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803092575101</text:p>
          </table:table-cell>
          <table:table-cell office:value-type="string" calcext:value-type="string">
            <text:p>2021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20976" calcext:value-type="float">
            <text:p>27.62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803092575101</text:p>
          </table:table-cell>
          <table:table-cell office:value-type="string" calcext:value-type="string">
            <text:p>2021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31416" calcext:value-type="float">
            <text:p>27.33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803092575101</text:p>
          </table:table-cell>
          <table:table-cell office:value-type="string" calcext:value-type="string">
            <text:p>2021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82064" calcext:value-type="float">
            <text:p>27.18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803092575101</text:p>
          </table:table-cell>
          <table:table-cell office:value-type="string" calcext:value-type="string">
            <text:p>2021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1864" calcext:value-type="float">
            <text:p>27.21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803092575101</text:p>
          </table:table-cell>
          <table:table-cell office:value-type="string" calcext:value-type="string">
            <text:p>2021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35048" calcext:value-type="float">
            <text:p>27.43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803092575101</text:p>
          </table:table-cell>
          <table:table-cell office:value-type="string" calcext:value-type="string">
            <text:p>2021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33296" calcext:value-type="float">
            <text:p>27.13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803092575101</text:p>
          </table:table-cell>
          <table:table-cell office:value-type="string" calcext:value-type="string">
            <text:p>2021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75968" calcext:value-type="float">
            <text:p>27.17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803092575101</text:p>
          </table:table-cell>
          <table:table-cell office:value-type="string" calcext:value-type="string">
            <text:p>2021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2908" calcext:value-type="float">
            <text:p>26.92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803092575101</text:p>
          </table:table-cell>
          <table:table-cell office:value-type="string" calcext:value-type="string">
            <text:p>2021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21104" calcext:value-type="float">
            <text:p>27.12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803092575101</text:p>
          </table:table-cell>
          <table:table-cell office:value-type="string" calcext:value-type="string">
            <text:p>2021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7292" calcext:value-type="float">
            <text:p>27.17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803092575101</text:p>
          </table:table-cell>
          <table:table-cell office:value-type="string" calcext:value-type="string">
            <text:p>2021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57096" calcext:value-type="float">
            <text:p>27.05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803092575101</text:p>
          </table:table-cell>
          <table:table-cell office:value-type="string" calcext:value-type="string">
            <text:p>2021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10792" calcext:value-type="float">
            <text:p>26.91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803092575101</text:p>
          </table:table-cell>
          <table:table-cell office:value-type="string" calcext:value-type="string">
            <text:p>2021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95552" calcext:value-type="float">
            <text:p>26.89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803092575101</text:p>
          </table:table-cell>
          <table:table-cell office:value-type="string" calcext:value-type="string">
            <text:p>2021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92504" calcext:value-type="float">
            <text:p>26.89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803092575101</text:p>
          </table:table-cell>
          <table:table-cell office:value-type="string" calcext:value-type="string">
            <text:p>2021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2908" calcext:value-type="float">
            <text:p>26.92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803092575101</text:p>
          </table:table-cell>
          <table:table-cell office:value-type="string" calcext:value-type="string">
            <text:p>2021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38224" calcext:value-type="float">
            <text:p>26.93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803092575101</text:p>
          </table:table-cell>
          <table:table-cell office:value-type="string" calcext:value-type="string">
            <text:p>2021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19936" calcext:value-type="float">
            <text:p>26.91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803092575101</text:p>
          </table:table-cell>
          <table:table-cell office:value-type="string" calcext:value-type="string">
            <text:p>2021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1384" calcext:value-type="float">
            <text:p>26.9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803092575101</text:p>
          </table:table-cell>
          <table:table-cell office:value-type="string" calcext:value-type="string">
            <text:p>2021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9484" calcext:value-type="float">
            <text:p>27.29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803092575101</text:p>
          </table:table-cell>
          <table:table-cell office:value-type="string" calcext:value-type="string">
            <text:p>2021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33296" calcext:value-type="float">
            <text:p>27.13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803092575101</text:p>
          </table:table-cell>
          <table:table-cell office:value-type="string" calcext:value-type="string">
            <text:p>2021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44904" calcext:value-type="float">
            <text:p>27.04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803092575101</text:p>
          </table:table-cell>
          <table:table-cell office:value-type="string" calcext:value-type="string">
            <text:p>2021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1008" calcext:value-type="float">
            <text:p>27.3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803092575101</text:p>
          </table:table-cell>
          <table:table-cell office:value-type="string" calcext:value-type="string">
            <text:p>2021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8148" calcext:value-type="float">
            <text:p>27.08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803092575101</text:p>
          </table:table-cell>
          <table:table-cell office:value-type="string" calcext:value-type="string">
            <text:p>2021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24152" calcext:value-type="float">
            <text:p>27.12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803092575101</text:p>
          </table:table-cell>
          <table:table-cell office:value-type="string" calcext:value-type="string">
            <text:p>2021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57096" calcext:value-type="float">
            <text:p>27.05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803092575101</text:p>
          </table:table-cell>
          <table:table-cell office:value-type="string" calcext:value-type="string">
            <text:p>2021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2908" calcext:value-type="float">
            <text:p>26.92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803092575101</text:p>
          </table:table-cell>
          <table:table-cell office:value-type="string" calcext:value-type="string">
            <text:p>2021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14424" calcext:value-type="float">
            <text:p>27.01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803092575101</text:p>
          </table:table-cell>
          <table:table-cell office:value-type="string" calcext:value-type="string">
            <text:p>2021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10792" calcext:value-type="float">
            <text:p>26.91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803092575101</text:p>
          </table:table-cell>
          <table:table-cell office:value-type="string" calcext:value-type="string">
            <text:p>2021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82776" calcext:value-type="float">
            <text:p>26.78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803092575101</text:p>
          </table:table-cell>
          <table:table-cell office:value-type="string" calcext:value-type="string">
            <text:p>2021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1384" calcext:value-type="float">
            <text:p>26.9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803092575101</text:p>
          </table:table-cell>
          <table:table-cell office:value-type="string" calcext:value-type="string">
            <text:p>2021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73632" calcext:value-type="float">
            <text:p>26.77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803092575101</text:p>
          </table:table-cell>
          <table:table-cell office:value-type="string" calcext:value-type="string">
            <text:p>2021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03528" calcext:value-type="float">
            <text:p>26.70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803092575101</text:p>
          </table:table-cell>
          <table:table-cell office:value-type="string" calcext:value-type="string">
            <text:p>2021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76096" calcext:value-type="float">
            <text:p>26.67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803092575101</text:p>
          </table:table-cell>
          <table:table-cell office:value-type="string" calcext:value-type="string">
            <text:p>2021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76096" calcext:value-type="float">
            <text:p>26.67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803092575101</text:p>
          </table:table-cell>
          <table:table-cell office:value-type="string" calcext:value-type="string">
            <text:p>2021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3952" calcext:value-type="float">
            <text:p>26.63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803092575101</text:p>
          </table:table-cell>
          <table:table-cell office:value-type="string" calcext:value-type="string">
            <text:p>2021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42568" calcext:value-type="float">
            <text:p>26.642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803092575101</text:p>
          </table:table-cell>
          <table:table-cell office:value-type="string" calcext:value-type="string">
            <text:p>2021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5476" calcext:value-type="float">
            <text:p>26.654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803092575101</text:p>
          </table:table-cell>
          <table:table-cell office:value-type="string" calcext:value-type="string">
            <text:p>2021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45616" calcext:value-type="float">
            <text:p>26.645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803092575101</text:p>
          </table:table-cell>
          <table:table-cell office:value-type="string" calcext:value-type="string">
            <text:p>2021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66952" calcext:value-type="float">
            <text:p>26.666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803092575101</text:p>
          </table:table-cell>
          <table:table-cell office:value-type="string" calcext:value-type="string">
            <text:p>2021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03528" calcext:value-type="float">
            <text:p>26.70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803092575101</text:p>
          </table:table-cell>
          <table:table-cell office:value-type="string" calcext:value-type="string">
            <text:p>2021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45616" calcext:value-type="float">
            <text:p>26.645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803092575101</text:p>
          </table:table-cell>
          <table:table-cell office:value-type="string" calcext:value-type="string">
            <text:p>2021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45616" calcext:value-type="float">
            <text:p>26.645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803092575101</text:p>
          </table:table-cell>
          <table:table-cell office:value-type="string" calcext:value-type="string">
            <text:p>2021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63904" calcext:value-type="float">
            <text:p>26.663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803092575101</text:p>
          </table:table-cell>
          <table:table-cell office:value-type="string" calcext:value-type="string">
            <text:p>2021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7" calcext:value-type="float">
            <text:p>26.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803092575101</text:p>
          </table:table-cell>
          <table:table-cell office:value-type="string" calcext:value-type="string">
            <text:p>2021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63904" calcext:value-type="float">
            <text:p>26.663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803092575101</text:p>
          </table:table-cell>
          <table:table-cell office:value-type="string" calcext:value-type="string">
            <text:p>2021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76096" calcext:value-type="float">
            <text:p>26.67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803092575101</text:p>
          </table:table-cell>
          <table:table-cell office:value-type="string" calcext:value-type="string">
            <text:p>2021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0048" calcext:value-type="float">
            <text:p>26.7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803092575101</text:p>
          </table:table-cell>
          <table:table-cell office:value-type="string" calcext:value-type="string">
            <text:p>2021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18768" calcext:value-type="float">
            <text:p>26.71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803092575101</text:p>
          </table:table-cell>
          <table:table-cell office:value-type="string" calcext:value-type="string">
            <text:p>2021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06576" calcext:value-type="float">
            <text:p>26.70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803092575101</text:p>
          </table:table-cell>
          <table:table-cell office:value-type="string" calcext:value-type="string">
            <text:p>2021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06576" calcext:value-type="float">
            <text:p>26.70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803092575101</text:p>
          </table:table-cell>
          <table:table-cell office:value-type="string" calcext:value-type="string">
            <text:p>2021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0048" calcext:value-type="float">
            <text:p>26.7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803092575101</text:p>
          </table:table-cell>
          <table:table-cell office:value-type="string" calcext:value-type="string">
            <text:p>2021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97432" calcext:value-type="float">
            <text:p>26.69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803092575101</text:p>
          </table:table-cell>
          <table:table-cell office:value-type="string" calcext:value-type="string">
            <text:p>2021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8524" calcext:value-type="float">
            <text:p>26.68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803092575101</text:p>
          </table:table-cell>
          <table:table-cell office:value-type="string" calcext:value-type="string">
            <text:p>2021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76096" calcext:value-type="float">
            <text:p>26.67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803092575101</text:p>
          </table:table-cell>
          <table:table-cell office:value-type="string" calcext:value-type="string">
            <text:p>2021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79144" calcext:value-type="float">
            <text:p>26.67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803092575101</text:p>
          </table:table-cell>
          <table:table-cell office:value-type="string" calcext:value-type="string">
            <text:p>2021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57808" calcext:value-type="float">
            <text:p>26.657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803092575101</text:p>
          </table:table-cell>
          <table:table-cell office:value-type="string" calcext:value-type="string">
            <text:p>2021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27328" calcext:value-type="float">
            <text:p>26.627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803092575101</text:p>
          </table:table-cell>
          <table:table-cell office:value-type="string" calcext:value-type="string">
            <text:p>2021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2428" calcext:value-type="float">
            <text:p>26.624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803092575101</text:p>
          </table:table-cell>
          <table:table-cell office:value-type="string" calcext:value-type="string">
            <text:p>2021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18184" calcext:value-type="float">
            <text:p>26.618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803092575101</text:p>
          </table:table-cell>
          <table:table-cell office:value-type="string" calcext:value-type="string">
            <text:p>2021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12088" calcext:value-type="float">
            <text:p>26.612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803092575101</text:p>
          </table:table-cell>
          <table:table-cell office:value-type="string" calcext:value-type="string">
            <text:p>2021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30376" calcext:value-type="float">
            <text:p>26.630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803092575101</text:p>
          </table:table-cell>
          <table:table-cell office:value-type="string" calcext:value-type="string">
            <text:p>2021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3952" calcext:value-type="float">
            <text:p>26.63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803092575101</text:p>
          </table:table-cell>
          <table:table-cell office:value-type="string" calcext:value-type="string">
            <text:p>2021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21232" calcext:value-type="float">
            <text:p>26.621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803092575101</text:p>
          </table:table-cell>
          <table:table-cell office:value-type="string" calcext:value-type="string">
            <text:p>2021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87704" calcext:value-type="float">
            <text:p>26.587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803092575101</text:p>
          </table:table-cell>
          <table:table-cell office:value-type="string" calcext:value-type="string">
            <text:p>2021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57224" calcext:value-type="float">
            <text:p>26.557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803092575101</text:p>
          </table:table-cell>
          <table:table-cell office:value-type="string" calcext:value-type="string">
            <text:p>2021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12088" calcext:value-type="float">
            <text:p>26.612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803092575101</text:p>
          </table:table-cell>
          <table:table-cell office:value-type="string" calcext:value-type="string">
            <text:p>2021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87704" calcext:value-type="float">
            <text:p>26.587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803092575101</text:p>
          </table:table-cell>
          <table:table-cell office:value-type="string" calcext:value-type="string">
            <text:p>2021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54176" calcext:value-type="float">
            <text:p>26.554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803092575101</text:p>
          </table:table-cell>
          <table:table-cell office:value-type="string" calcext:value-type="string">
            <text:p>2021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60272" calcext:value-type="float">
            <text:p>26.560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803092575101</text:p>
          </table:table-cell>
          <table:table-cell office:value-type="string" calcext:value-type="string">
            <text:p>2021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54176" calcext:value-type="float">
            <text:p>26.554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803092575101</text:p>
          </table:table-cell>
          <table:table-cell office:value-type="string" calcext:value-type="string">
            <text:p>2021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84656" calcext:value-type="float">
            <text:p>26.584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803092575101</text:p>
          </table:table-cell>
          <table:table-cell office:value-type="string" calcext:value-type="string">
            <text:p>2021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6332" calcext:value-type="float">
            <text:p>26.563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803092575101</text:p>
          </table:table-cell>
          <table:table-cell office:value-type="string" calcext:value-type="string">
            <text:p>2021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60272" calcext:value-type="float">
            <text:p>26.560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803092575101</text:p>
          </table:table-cell>
          <table:table-cell office:value-type="string" calcext:value-type="string">
            <text:p>2021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7856" calcext:value-type="float">
            <text:p>26.57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803092575101</text:p>
          </table:table-cell>
          <table:table-cell office:value-type="string" calcext:value-type="string">
            <text:p>2021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6332" calcext:value-type="float">
            <text:p>26.563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803092575101</text:p>
          </table:table-cell>
          <table:table-cell office:value-type="string" calcext:value-type="string">
            <text:p>2021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54176" calcext:value-type="float">
            <text:p>26.554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803092575101</text:p>
          </table:table-cell>
          <table:table-cell office:value-type="string" calcext:value-type="string">
            <text:p>2021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35888" calcext:value-type="float">
            <text:p>26.535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803092575101</text:p>
          </table:table-cell>
          <table:table-cell office:value-type="string" calcext:value-type="string">
            <text:p>2021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20648" calcext:value-type="float">
            <text:p>26.520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803092575101</text:p>
          </table:table-cell>
          <table:table-cell office:value-type="string" calcext:value-type="string">
            <text:p>2021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176" calcext:value-type="float">
            <text:p>26.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803092575101</text:p>
          </table:table-cell>
          <table:table-cell office:value-type="string" calcext:value-type="string">
            <text:p>2021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05408" calcext:value-type="float">
            <text:p>26.505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803092575101</text:p>
          </table:table-cell>
          <table:table-cell office:value-type="string" calcext:value-type="string">
            <text:p>2021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08456" calcext:value-type="float">
            <text:p>26.508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803092575101</text:p>
          </table:table-cell>
          <table:table-cell office:value-type="string" calcext:value-type="string">
            <text:p>2021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14552" calcext:value-type="float">
            <text:p>26.514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803092575101</text:p>
          </table:table-cell>
          <table:table-cell office:value-type="string" calcext:value-type="string">
            <text:p>2021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05408" calcext:value-type="float">
            <text:p>26.505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803092575101</text:p>
          </table:table-cell>
          <table:table-cell office:value-type="string" calcext:value-type="string">
            <text:p>2021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8712" calcext:value-type="float">
            <text:p>26.4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803092575101</text:p>
          </table:table-cell>
          <table:table-cell office:value-type="string" calcext:value-type="string">
            <text:p>2021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81024" calcext:value-type="float">
            <text:p>26.481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803092575101</text:p>
          </table:table-cell>
          <table:table-cell office:value-type="string" calcext:value-type="string">
            <text:p>2021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84072" calcext:value-type="float">
            <text:p>26.484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803092575101</text:p>
          </table:table-cell>
          <table:table-cell office:value-type="string" calcext:value-type="string">
            <text:p>2021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68832" calcext:value-type="float">
            <text:p>26.468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803092575101</text:p>
          </table:table-cell>
          <table:table-cell office:value-type="string" calcext:value-type="string">
            <text:p>2021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5664" calcext:value-type="float">
            <text:p>26.45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803092575101</text:p>
          </table:table-cell>
          <table:table-cell office:value-type="string" calcext:value-type="string">
            <text:p>2021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7188" calcext:value-type="float">
            <text:p>26.471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803092575101</text:p>
          </table:table-cell>
          <table:table-cell office:value-type="string" calcext:value-type="string">
            <text:p>2021-04-06 19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50544" calcext:value-type="float">
            <text:p>26.450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803092575101</text:p>
          </table:table-cell>
          <table:table-cell office:value-type="string" calcext:value-type="string">
            <text:p>2021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77976" calcext:value-type="float">
            <text:p>26.477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803092575101</text:p>
          </table:table-cell>
          <table:table-cell office:value-type="string" calcext:value-type="string">
            <text:p>2021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65784" calcext:value-type="float">
            <text:p>26.465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803092575101</text:p>
          </table:table-cell>
          <table:table-cell office:value-type="string" calcext:value-type="string">
            <text:p>2021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84072" calcext:value-type="float">
            <text:p>26.484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803092575101</text:p>
          </table:table-cell>
          <table:table-cell office:value-type="string" calcext:value-type="string">
            <text:p>2021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47496" calcext:value-type="float">
            <text:p>26.447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803092575101</text:p>
          </table:table-cell>
          <table:table-cell office:value-type="string" calcext:value-type="string">
            <text:p>2021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74928" calcext:value-type="float">
            <text:p>26.474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803092575101</text:p>
          </table:table-cell>
          <table:table-cell office:value-type="string" calcext:value-type="string">
            <text:p>2021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8712" calcext:value-type="float">
            <text:p>26.4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803092575101</text:p>
          </table:table-cell>
          <table:table-cell office:value-type="string" calcext:value-type="string">
            <text:p>2021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59688" calcext:value-type="float">
            <text:p>26.459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803092575101</text:p>
          </table:table-cell>
          <table:table-cell office:value-type="string" calcext:value-type="string">
            <text:p>2021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83488" calcext:value-type="float">
            <text:p>26.383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803092575101</text:p>
          </table:table-cell>
          <table:table-cell office:value-type="string" calcext:value-type="string">
            <text:p>2021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29208" calcext:value-type="float">
            <text:p>26.429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803092575101</text:p>
          </table:table-cell>
          <table:table-cell office:value-type="string" calcext:value-type="string">
            <text:p>2021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23112" calcext:value-type="float">
            <text:p>26.423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803092575101</text:p>
          </table:table-cell>
          <table:table-cell office:value-type="string" calcext:value-type="string">
            <text:p>2021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47496" calcext:value-type="float">
            <text:p>26.447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803092575101</text:p>
          </table:table-cell>
          <table:table-cell office:value-type="string" calcext:value-type="string">
            <text:p>2021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35304" calcext:value-type="float">
            <text:p>26.435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803092575101</text:p>
          </table:table-cell>
          <table:table-cell office:value-type="string" calcext:value-type="string">
            <text:p>2021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20064" calcext:value-type="float">
            <text:p>26.420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803092575101</text:p>
          </table:table-cell>
          <table:table-cell office:value-type="string" calcext:value-type="string">
            <text:p>2021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13968" calcext:value-type="float">
            <text:p>26.413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803092575101</text:p>
          </table:table-cell>
          <table:table-cell office:value-type="string" calcext:value-type="string">
            <text:p>2021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29208" calcext:value-type="float">
            <text:p>26.429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803092575101</text:p>
          </table:table-cell>
          <table:table-cell office:value-type="string" calcext:value-type="string">
            <text:p>2021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04824" calcext:value-type="float">
            <text:p>26.404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803092575101</text:p>
          </table:table-cell>
          <table:table-cell office:value-type="string" calcext:value-type="string">
            <text:p>2021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2616" calcext:value-type="float">
            <text:p>26.42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803092575101</text:p>
          </table:table-cell>
          <table:table-cell office:value-type="string" calcext:value-type="string">
            <text:p>2021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38352" calcext:value-type="float">
            <text:p>26.438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803092575101</text:p>
          </table:table-cell>
          <table:table-cell office:value-type="string" calcext:value-type="string">
            <text:p>2021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44448" calcext:value-type="float">
            <text:p>26.444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803092575101</text:p>
          </table:table-cell>
          <table:table-cell office:value-type="string" calcext:value-type="string">
            <text:p>2021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13968" calcext:value-type="float">
            <text:p>26.413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803092575101</text:p>
          </table:table-cell>
          <table:table-cell office:value-type="string" calcext:value-type="string">
            <text:p>2021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9568" calcext:value-type="float">
            <text:p>26.3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803092575101</text:p>
          </table:table-cell>
          <table:table-cell office:value-type="string" calcext:value-type="string">
            <text:p>2021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68248" calcext:value-type="float">
            <text:p>26.368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803092575101</text:p>
          </table:table-cell>
          <table:table-cell office:value-type="string" calcext:value-type="string">
            <text:p>2021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07872" calcext:value-type="float">
            <text:p>26.407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803092575101</text:p>
          </table:table-cell>
          <table:table-cell office:value-type="string" calcext:value-type="string">
            <text:p>2021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98728" calcext:value-type="float">
            <text:p>26.398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803092575101</text:p>
          </table:table-cell>
          <table:table-cell office:value-type="string" calcext:value-type="string">
            <text:p>2021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13968" calcext:value-type="float">
            <text:p>26.413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803092575101</text:p>
          </table:table-cell>
          <table:table-cell office:value-type="string" calcext:value-type="string">
            <text:p>2021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1092" calcext:value-type="float">
            <text:p>26.410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803092575101</text:p>
          </table:table-cell>
          <table:table-cell office:value-type="string" calcext:value-type="string">
            <text:p>2021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43864" calcext:value-type="float">
            <text:p>26.343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803092575101</text:p>
          </table:table-cell>
          <table:table-cell office:value-type="string" calcext:value-type="string">
            <text:p>2021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62152" calcext:value-type="float">
            <text:p>26.362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803092575101</text:p>
          </table:table-cell>
          <table:table-cell office:value-type="string" calcext:value-type="string">
            <text:p>2021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89584" calcext:value-type="float">
            <text:p>26.389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803092575101</text:p>
          </table:table-cell>
          <table:table-cell office:value-type="string" calcext:value-type="string">
            <text:p>2021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56056" calcext:value-type="float">
            <text:p>26.356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803092575101</text:p>
          </table:table-cell>
          <table:table-cell office:value-type="string" calcext:value-type="string">
            <text:p>2021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68248" calcext:value-type="float">
            <text:p>26.368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803092575101</text:p>
          </table:table-cell>
          <table:table-cell office:value-type="string" calcext:value-type="string">
            <text:p>2021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68248" calcext:value-type="float">
            <text:p>26.368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803092575101</text:p>
          </table:table-cell>
          <table:table-cell office:value-type="string" calcext:value-type="string">
            <text:p>2021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74344" calcext:value-type="float">
            <text:p>26.374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803092575101</text:p>
          </table:table-cell>
          <table:table-cell office:value-type="string" calcext:value-type="string">
            <text:p>2021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59104" calcext:value-type="float">
            <text:p>26.359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803092575101</text:p>
          </table:table-cell>
          <table:table-cell office:value-type="string" calcext:value-type="string">
            <text:p>2021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92048" calcext:value-type="float">
            <text:p>26.292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803092575101</text:p>
          </table:table-cell>
          <table:table-cell office:value-type="string" calcext:value-type="string">
            <text:p>2021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59104" calcext:value-type="float">
            <text:p>26.359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803092575101</text:p>
          </table:table-cell>
          <table:table-cell office:value-type="string" calcext:value-type="string">
            <text:p>2021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07288" calcext:value-type="float">
            <text:p>26.307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803092575101</text:p>
          </table:table-cell>
          <table:table-cell office:value-type="string" calcext:value-type="string">
            <text:p>2021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89" calcext:value-type="float">
            <text:p>26.28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803092575101</text:p>
          </table:table-cell>
          <table:table-cell office:value-type="string" calcext:value-type="string">
            <text:p>2021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7376" calcext:value-type="float">
            <text:p>26.27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803092575101</text:p>
          </table:table-cell>
          <table:table-cell office:value-type="string" calcext:value-type="string">
            <text:p>2021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10336" calcext:value-type="float">
            <text:p>26.310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803092575101</text:p>
          </table:table-cell>
          <table:table-cell office:value-type="string" calcext:value-type="string">
            <text:p>2021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07288" calcext:value-type="float">
            <text:p>26.307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803092575101</text:p>
          </table:table-cell>
          <table:table-cell office:value-type="string" calcext:value-type="string">
            <text:p>2021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5852" calcext:value-type="float">
            <text:p>26.25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803092575101</text:p>
          </table:table-cell>
          <table:table-cell office:value-type="string" calcext:value-type="string">
            <text:p>2021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18896" calcext:value-type="float">
            <text:p>26.21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803092575101</text:p>
          </table:table-cell>
          <table:table-cell office:value-type="string" calcext:value-type="string">
            <text:p>2021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2804" calcext:value-type="float">
            <text:p>26.228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803092575101</text:p>
          </table:table-cell>
          <table:table-cell office:value-type="string" calcext:value-type="string">
            <text:p>2021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4328" calcext:value-type="float">
            <text:p>26.24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803092575101</text:p>
          </table:table-cell>
          <table:table-cell office:value-type="string" calcext:value-type="string">
            <text:p>2021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46328" calcext:value-type="float">
            <text:p>26.246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803092575101</text:p>
          </table:table-cell>
          <table:table-cell office:value-type="string" calcext:value-type="string">
            <text:p>2021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40232" calcext:value-type="float">
            <text:p>26.24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803092575101</text:p>
          </table:table-cell>
          <table:table-cell office:value-type="string" calcext:value-type="string">
            <text:p>2021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24992" calcext:value-type="float">
            <text:p>26.224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803092575101</text:p>
          </table:table-cell>
          <table:table-cell office:value-type="string" calcext:value-type="string">
            <text:p>2021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03656" calcext:value-type="float">
            <text:p>26.203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803092575101</text:p>
          </table:table-cell>
          <table:table-cell office:value-type="string" calcext:value-type="string">
            <text:p>2021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06704" calcext:value-type="float">
            <text:p>26.206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803092575101</text:p>
          </table:table-cell>
          <table:table-cell office:value-type="string" calcext:value-type="string">
            <text:p>2021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21944" calcext:value-type="float">
            <text:p>26.221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803092575101</text:p>
          </table:table-cell>
          <table:table-cell office:value-type="string" calcext:value-type="string">
            <text:p>2021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91464" calcext:value-type="float">
            <text:p>26.19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803092575101</text:p>
          </table:table-cell>
          <table:table-cell office:value-type="string" calcext:value-type="string">
            <text:p>2021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91464" calcext:value-type="float">
            <text:p>26.19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803092575101</text:p>
          </table:table-cell>
          <table:table-cell office:value-type="string" calcext:value-type="string">
            <text:p>2021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94512" calcext:value-type="float">
            <text:p>26.194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803092575101</text:p>
          </table:table-cell>
          <table:table-cell office:value-type="string" calcext:value-type="string">
            <text:p>2021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8232" calcext:value-type="float">
            <text:p>26.18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803092575101</text:p>
          </table:table-cell>
          <table:table-cell office:value-type="string" calcext:value-type="string">
            <text:p>2021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60984" calcext:value-type="float">
            <text:p>26.16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803092575101</text:p>
          </table:table-cell>
          <table:table-cell office:value-type="string" calcext:value-type="string">
            <text:p>2021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64032" calcext:value-type="float">
            <text:p>26.164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803092575101</text:p>
          </table:table-cell>
          <table:table-cell office:value-type="string" calcext:value-type="string">
            <text:p>2021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70128" calcext:value-type="float">
            <text:p>26.17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803092575101</text:p>
          </table:table-cell>
          <table:table-cell office:value-type="string" calcext:value-type="string">
            <text:p>2021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57936" calcext:value-type="float">
            <text:p>26.157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803092575101</text:p>
          </table:table-cell>
          <table:table-cell office:value-type="string" calcext:value-type="string">
            <text:p>2021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12216" calcext:value-type="float">
            <text:p>26.112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803092575101</text:p>
          </table:table-cell>
          <table:table-cell office:value-type="string" calcext:value-type="string">
            <text:p>2021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72592" calcext:value-type="float">
            <text:p>26.072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803092575101</text:p>
          </table:table-cell>
          <table:table-cell office:value-type="string" calcext:value-type="string">
            <text:p>2021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63448" calcext:value-type="float">
            <text:p>26.063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803092575101</text:p>
          </table:table-cell>
          <table:table-cell office:value-type="string" calcext:value-type="string">
            <text:p>2021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00024" calcext:value-type="float">
            <text:p>26.10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803092575101</text:p>
          </table:table-cell>
          <table:table-cell office:value-type="string" calcext:value-type="string">
            <text:p>2021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03072" calcext:value-type="float">
            <text:p>26.103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803092575101</text:p>
          </table:table-cell>
          <table:table-cell office:value-type="string" calcext:value-type="string">
            <text:p>2021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96976" calcext:value-type="float">
            <text:p>26.096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803092575101</text:p>
          </table:table-cell>
          <table:table-cell office:value-type="string" calcext:value-type="string">
            <text:p>2021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54304" calcext:value-type="float">
            <text:p>26.054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803092575101</text:p>
          </table:table-cell>
          <table:table-cell office:value-type="string" calcext:value-type="string">
            <text:p>2021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48208" calcext:value-type="float">
            <text:p>26.048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803092575101</text:p>
          </table:table-cell>
          <table:table-cell office:value-type="string" calcext:value-type="string">
            <text:p>2021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66496" calcext:value-type="float">
            <text:p>26.066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803092575101</text:p>
          </table:table-cell>
          <table:table-cell office:value-type="string" calcext:value-type="string">
            <text:p>2021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7564" calcext:value-type="float">
            <text:p>26.075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803092575101</text:p>
          </table:table-cell>
          <table:table-cell office:value-type="string" calcext:value-type="string">
            <text:p>2021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48208" calcext:value-type="float">
            <text:p>26.048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803092575101</text:p>
          </table:table-cell>
          <table:table-cell office:value-type="string" calcext:value-type="string">
            <text:p>2021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26872" calcext:value-type="float">
            <text:p>26.026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803092575101</text:p>
          </table:table-cell>
          <table:table-cell office:value-type="string" calcext:value-type="string">
            <text:p>2021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20776" calcext:value-type="float">
            <text:p>26.02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803092575101</text:p>
          </table:table-cell>
          <table:table-cell office:value-type="string" calcext:value-type="string">
            <text:p>2021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23824" calcext:value-type="float">
            <text:p>26.023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803092575101</text:p>
          </table:table-cell>
          <table:table-cell office:value-type="string" calcext:value-type="string">
            <text:p>2021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42112" calcext:value-type="float">
            <text:p>26.042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803092575101</text:p>
          </table:table-cell>
          <table:table-cell office:value-type="string" calcext:value-type="string">
            <text:p>2021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9944" calcext:value-type="float">
            <text:p>25.9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803092575101</text:p>
          </table:table-cell>
          <table:table-cell office:value-type="string" calcext:value-type="string">
            <text:p>2021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50672" calcext:value-type="float">
            <text:p>25.95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803092575101</text:p>
          </table:table-cell>
          <table:table-cell office:value-type="string" calcext:value-type="string">
            <text:p>2021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08584" calcext:value-type="float">
            <text:p>26.00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803092575101</text:p>
          </table:table-cell>
          <table:table-cell office:value-type="string" calcext:value-type="string">
            <text:p>2021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842" calcext:value-type="float">
            <text:p>25.98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803092575101</text:p>
          </table:table-cell>
          <table:table-cell office:value-type="string" calcext:value-type="string">
            <text:p>2021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62864" calcext:value-type="float">
            <text:p>25.962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803092575101</text:p>
          </table:table-cell>
          <table:table-cell office:value-type="string" calcext:value-type="string">
            <text:p>2021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65912" calcext:value-type="float">
            <text:p>25.965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803092575101</text:p>
          </table:table-cell>
          <table:table-cell office:value-type="string" calcext:value-type="string">
            <text:p>2021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50672" calcext:value-type="float">
            <text:p>25.95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803092575101</text:p>
          </table:table-cell>
          <table:table-cell office:value-type="string" calcext:value-type="string">
            <text:p>2021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01904" calcext:value-type="float">
            <text:p>25.901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803092575101</text:p>
          </table:table-cell>
          <table:table-cell office:value-type="string" calcext:value-type="string">
            <text:p>2021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98856" calcext:value-type="float">
            <text:p>25.89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803092575101</text:p>
          </table:table-cell>
          <table:table-cell office:value-type="string" calcext:value-type="string">
            <text:p>2021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14096" calcext:value-type="float">
            <text:p>25.914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803092575101</text:p>
          </table:table-cell>
          <table:table-cell office:value-type="string" calcext:value-type="string">
            <text:p>2021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95808" calcext:value-type="float">
            <text:p>25.895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803092575101</text:p>
          </table:table-cell>
          <table:table-cell office:value-type="string" calcext:value-type="string">
            <text:p>2021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14096" calcext:value-type="float">
            <text:p>25.914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803092575101</text:p>
          </table:table-cell>
          <table:table-cell office:value-type="string" calcext:value-type="string">
            <text:p>2021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17144" calcext:value-type="float">
            <text:p>25.917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803092575101</text:p>
          </table:table-cell>
          <table:table-cell office:value-type="string" calcext:value-type="string">
            <text:p>2021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01904" calcext:value-type="float">
            <text:p>25.901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803092575101</text:p>
          </table:table-cell>
          <table:table-cell office:value-type="string" calcext:value-type="string">
            <text:p>2021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04952" calcext:value-type="float">
            <text:p>25.904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803092575101</text:p>
          </table:table-cell>
          <table:table-cell office:value-type="string" calcext:value-type="string">
            <text:p>2021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98856" calcext:value-type="float">
            <text:p>25.89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803092575101</text:p>
          </table:table-cell>
          <table:table-cell office:value-type="string" calcext:value-type="string">
            <text:p>2021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86664" calcext:value-type="float">
            <text:p>25.886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803092575101</text:p>
          </table:table-cell>
          <table:table-cell office:value-type="string" calcext:value-type="string">
            <text:p>2021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56184" calcext:value-type="float">
            <text:p>25.856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803092575101</text:p>
          </table:table-cell>
          <table:table-cell office:value-type="string" calcext:value-type="string">
            <text:p>2021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318" calcext:value-type="float">
            <text:p>25.83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803092575101</text:p>
          </table:table-cell>
          <table:table-cell office:value-type="string" calcext:value-type="string">
            <text:p>2021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34848" calcext:value-type="float">
            <text:p>25.834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803092575101</text:p>
          </table:table-cell>
          <table:table-cell office:value-type="string" calcext:value-type="string">
            <text:p>2021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28752" calcext:value-type="float">
            <text:p>25.82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803092575101</text:p>
          </table:table-cell>
          <table:table-cell office:value-type="string" calcext:value-type="string">
            <text:p>2020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40944" calcext:value-type="float">
            <text:p>25.840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803092575101</text:p>
          </table:table-cell>
          <table:table-cell office:value-type="string" calcext:value-type="string">
            <text:p>2020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98272" calcext:value-type="float">
            <text:p>25.798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803092575101</text:p>
          </table:table-cell>
          <table:table-cell office:value-type="string" calcext:value-type="string">
            <text:p>2020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07416" calcext:value-type="float">
            <text:p>25.807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803092575101</text:p>
          </table:table-cell>
          <table:table-cell office:value-type="string" calcext:value-type="string">
            <text:p>2020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37896" calcext:value-type="float">
            <text:p>25.83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803092575101</text:p>
          </table:table-cell>
          <table:table-cell office:value-type="string" calcext:value-type="string">
            <text:p>2020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98272" calcext:value-type="float">
            <text:p>25.798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803092575101</text:p>
          </table:table-cell>
          <table:table-cell office:value-type="string" calcext:value-type="string">
            <text:p>2020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0132" calcext:value-type="float">
            <text:p>25.80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803092575101</text:p>
          </table:table-cell>
          <table:table-cell office:value-type="string" calcext:value-type="string">
            <text:p>2020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95224" calcext:value-type="float">
            <text:p>25.795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803092575101</text:p>
          </table:table-cell>
          <table:table-cell office:value-type="string" calcext:value-type="string">
            <text:p>2020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10464" calcext:value-type="float">
            <text:p>25.81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803092575101</text:p>
          </table:table-cell>
          <table:table-cell office:value-type="string" calcext:value-type="string">
            <text:p>2020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19024" calcext:value-type="float">
            <text:p>25.71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803092575101</text:p>
          </table:table-cell>
          <table:table-cell office:value-type="string" calcext:value-type="string">
            <text:p>2020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4036" calcext:value-type="float">
            <text:p>25.74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803092575101</text:p>
          </table:table-cell>
          <table:table-cell office:value-type="string" calcext:value-type="string">
            <text:p>2020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52552" calcext:value-type="float">
            <text:p>25.752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803092575101</text:p>
          </table:table-cell>
          <table:table-cell office:value-type="string" calcext:value-type="string">
            <text:p>2020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15976" calcext:value-type="float">
            <text:p>25.71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803092575101</text:p>
          </table:table-cell>
          <table:table-cell office:value-type="string" calcext:value-type="string">
            <text:p>2020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31216" calcext:value-type="float">
            <text:p>25.73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803092575101</text:p>
          </table:table-cell>
          <table:table-cell office:value-type="string" calcext:value-type="string">
            <text:p>2020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15976" calcext:value-type="float">
            <text:p>25.71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803092575101</text:p>
          </table:table-cell>
          <table:table-cell office:value-type="string" calcext:value-type="string">
            <text:p>2020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19024" calcext:value-type="float">
            <text:p>25.71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803092575101</text:p>
          </table:table-cell>
          <table:table-cell office:value-type="string" calcext:value-type="string">
            <text:p>2020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00736" calcext:value-type="float">
            <text:p>25.70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803092575101</text:p>
          </table:table-cell>
          <table:table-cell office:value-type="string" calcext:value-type="string">
            <text:p>2020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0988" calcext:value-type="float">
            <text:p>25.70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803092575101</text:p>
          </table:table-cell>
          <table:table-cell office:value-type="string" calcext:value-type="string">
            <text:p>2020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22072" calcext:value-type="float">
            <text:p>25.72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803092575101</text:p>
          </table:table-cell>
          <table:table-cell office:value-type="string" calcext:value-type="string">
            <text:p>2020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88544" calcext:value-type="float">
            <text:p>25.68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803092575101</text:p>
          </table:table-cell>
          <table:table-cell office:value-type="string" calcext:value-type="string">
            <text:p>2020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794" calcext:value-type="float">
            <text:p>25.67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803092575101</text:p>
          </table:table-cell>
          <table:table-cell office:value-type="string" calcext:value-type="string">
            <text:p>2020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88544" calcext:value-type="float">
            <text:p>25.68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803092575101</text:p>
          </table:table-cell>
          <table:table-cell office:value-type="string" calcext:value-type="string">
            <text:p>2020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58064" calcext:value-type="float">
            <text:p>25.65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803092575101</text:p>
          </table:table-cell>
          <table:table-cell office:value-type="string" calcext:value-type="string">
            <text:p>2020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51968" calcext:value-type="float">
            <text:p>25.651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803092575101</text:p>
          </table:table-cell>
          <table:table-cell office:value-type="string" calcext:value-type="string">
            <text:p>2020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21488" calcext:value-type="float">
            <text:p>25.62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803092575101</text:p>
          </table:table-cell>
          <table:table-cell office:value-type="string" calcext:value-type="string">
            <text:p>2020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45872" calcext:value-type="float">
            <text:p>25.64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803092575101</text:p>
          </table:table-cell>
          <table:table-cell office:value-type="string" calcext:value-type="string">
            <text:p>2020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3368" calcext:value-type="float">
            <text:p>25.63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803092575101</text:p>
          </table:table-cell>
          <table:table-cell office:value-type="string" calcext:value-type="string">
            <text:p>2020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3368" calcext:value-type="float">
            <text:p>25.63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803092575101</text:p>
          </table:table-cell>
          <table:table-cell office:value-type="string" calcext:value-type="string">
            <text:p>2020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30632" calcext:value-type="float">
            <text:p>25.63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803092575101</text:p>
          </table:table-cell>
          <table:table-cell office:value-type="string" calcext:value-type="string">
            <text:p>2020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032" calcext:value-type="float">
            <text:p>25.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803092575101</text:p>
          </table:table-cell>
          <table:table-cell office:value-type="string" calcext:value-type="string">
            <text:p>2020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27584" calcext:value-type="float">
            <text:p>25.62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803092575101</text:p>
          </table:table-cell>
          <table:table-cell office:value-type="string" calcext:value-type="string">
            <text:p>2020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032" calcext:value-type="float">
            <text:p>25.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803092575101</text:p>
          </table:table-cell>
          <table:table-cell office:value-type="string" calcext:value-type="string">
            <text:p>2020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032" calcext:value-type="float">
            <text:p>25.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803092575101</text:p>
          </table:table-cell>
          <table:table-cell office:value-type="string" calcext:value-type="string">
            <text:p>2020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00152" calcext:value-type="float">
            <text:p>25.60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803092575101</text:p>
          </table:table-cell>
          <table:table-cell office:value-type="string" calcext:value-type="string">
            <text:p>2020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60528" calcext:value-type="float">
            <text:p>25.56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803092575101</text:p>
          </table:table-cell>
          <table:table-cell office:value-type="string" calcext:value-type="string">
            <text:p>2020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81864" calcext:value-type="float">
            <text:p>25.581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803092575101</text:p>
          </table:table-cell>
          <table:table-cell office:value-type="string" calcext:value-type="string">
            <text:p>2020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66624" calcext:value-type="float">
            <text:p>25.566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803092575101</text:p>
          </table:table-cell>
          <table:table-cell office:value-type="string" calcext:value-type="string">
            <text:p>2020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45288" calcext:value-type="float">
            <text:p>25.545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803092575101</text:p>
          </table:table-cell>
          <table:table-cell office:value-type="string" calcext:value-type="string">
            <text:p>2020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17856" calcext:value-type="float">
            <text:p>25.517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803092575101</text:p>
          </table:table-cell>
          <table:table-cell office:value-type="string" calcext:value-type="string">
            <text:p>2020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54432" calcext:value-type="float">
            <text:p>25.554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803092575101</text:p>
          </table:table-cell>
          <table:table-cell office:value-type="string" calcext:value-type="string">
            <text:p>2020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23952" calcext:value-type="float">
            <text:p>25.523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803092575101</text:p>
          </table:table-cell>
          <table:table-cell office:value-type="string" calcext:value-type="string">
            <text:p>2020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54432" calcext:value-type="float">
            <text:p>25.554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803092575101</text:p>
          </table:table-cell>
          <table:table-cell office:value-type="string" calcext:value-type="string">
            <text:p>2020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78816" calcext:value-type="float">
            <text:p>25.57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803092575101</text:p>
          </table:table-cell>
          <table:table-cell office:value-type="string" calcext:value-type="string">
            <text:p>2020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02616" calcext:value-type="float">
            <text:p>25.502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803092575101</text:p>
          </table:table-cell>
          <table:table-cell office:value-type="string" calcext:value-type="string">
            <text:p>2020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72136" calcext:value-type="float">
            <text:p>25.472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803092575101</text:p>
          </table:table-cell>
          <table:table-cell office:value-type="string" calcext:value-type="string">
            <text:p>2020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45288" calcext:value-type="float">
            <text:p>25.545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803092575101</text:p>
          </table:table-cell>
          <table:table-cell office:value-type="string" calcext:value-type="string">
            <text:p>2020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30048" calcext:value-type="float">
            <text:p>25.53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803092575101</text:p>
          </table:table-cell>
          <table:table-cell office:value-type="string" calcext:value-type="string">
            <text:p>2020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87376" calcext:value-type="float">
            <text:p>25.487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803092575101</text:p>
          </table:table-cell>
          <table:table-cell office:value-type="string" calcext:value-type="string">
            <text:p>2020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32512" calcext:value-type="float">
            <text:p>25.432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803092575101</text:p>
          </table:table-cell>
          <table:table-cell office:value-type="string" calcext:value-type="string">
            <text:p>2020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8128" calcext:value-type="float">
            <text:p>25.48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803092575101</text:p>
          </table:table-cell>
          <table:table-cell office:value-type="string" calcext:value-type="string">
            <text:p>2020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84328" calcext:value-type="float">
            <text:p>25.484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803092575101</text:p>
          </table:table-cell>
          <table:table-cell office:value-type="string" calcext:value-type="string">
            <text:p>2020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84328" calcext:value-type="float">
            <text:p>25.484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803092575101</text:p>
          </table:table-cell>
          <table:table-cell office:value-type="string" calcext:value-type="string">
            <text:p>2020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44704" calcext:value-type="float">
            <text:p>25.444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803092575101</text:p>
          </table:table-cell>
          <table:table-cell office:value-type="string" calcext:value-type="string">
            <text:p>2020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47752" calcext:value-type="float">
            <text:p>25.447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803092575101</text:p>
          </table:table-cell>
          <table:table-cell office:value-type="string" calcext:value-type="string">
            <text:p>2020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3848" calcext:value-type="float">
            <text:p>25.453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803092575101</text:p>
          </table:table-cell>
          <table:table-cell office:value-type="string" calcext:value-type="string">
            <text:p>2020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41656" calcext:value-type="float">
            <text:p>25.441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803092575101</text:p>
          </table:table-cell>
          <table:table-cell office:value-type="string" calcext:value-type="string">
            <text:p>2020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6896" calcext:value-type="float">
            <text:p>25.456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803092575101</text:p>
          </table:table-cell>
          <table:table-cell office:value-type="string" calcext:value-type="string">
            <text:p>2020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6896" calcext:value-type="float">
            <text:p>25.456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803092575101</text:p>
          </table:table-cell>
          <table:table-cell office:value-type="string" calcext:value-type="string">
            <text:p>2020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032" calcext:value-type="float">
            <text:p>25.42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803092575101</text:p>
          </table:table-cell>
          <table:table-cell office:value-type="string" calcext:value-type="string">
            <text:p>2020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08128" calcext:value-type="float">
            <text:p>25.408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803092575101</text:p>
          </table:table-cell>
          <table:table-cell office:value-type="string" calcext:value-type="string">
            <text:p>2020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95936" calcext:value-type="float">
            <text:p>25.39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803092575101</text:p>
          </table:table-cell>
          <table:table-cell office:value-type="string" calcext:value-type="string">
            <text:p>2020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3556" calcext:value-type="float">
            <text:p>25.43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803092575101</text:p>
          </table:table-cell>
          <table:table-cell office:value-type="string" calcext:value-type="string">
            <text:p>2020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6312" calcext:value-type="float">
            <text:p>25.356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803092575101</text:p>
          </table:table-cell>
          <table:table-cell office:value-type="string" calcext:value-type="string">
            <text:p>2020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02032" calcext:value-type="float">
            <text:p>25.402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803092575101</text:p>
          </table:table-cell>
          <table:table-cell office:value-type="string" calcext:value-type="string">
            <text:p>2020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08128" calcext:value-type="float">
            <text:p>25.408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803092575101</text:p>
          </table:table-cell>
          <table:table-cell office:value-type="string" calcext:value-type="string">
            <text:p>2020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65456" calcext:value-type="float">
            <text:p>25.36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803092575101</text:p>
          </table:table-cell>
          <table:table-cell office:value-type="string" calcext:value-type="string">
            <text:p>2020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0216" calcext:value-type="float">
            <text:p>25.35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803092575101</text:p>
          </table:table-cell>
          <table:table-cell office:value-type="string" calcext:value-type="string">
            <text:p>2020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71552" calcext:value-type="float">
            <text:p>25.371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803092575101</text:p>
          </table:table-cell>
          <table:table-cell office:value-type="string" calcext:value-type="string">
            <text:p>2020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3264" calcext:value-type="float">
            <text:p>25.353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803092575101</text:p>
          </table:table-cell>
          <table:table-cell office:value-type="string" calcext:value-type="string">
            <text:p>2020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47168" calcext:value-type="float">
            <text:p>25.347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803092575101</text:p>
          </table:table-cell>
          <table:table-cell office:value-type="string" calcext:value-type="string">
            <text:p>2020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3264" calcext:value-type="float">
            <text:p>25.353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803092575101</text:p>
          </table:table-cell>
          <table:table-cell office:value-type="string" calcext:value-type="string">
            <text:p>2020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4412" calcext:value-type="float">
            <text:p>25.34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803092575101</text:p>
          </table:table-cell>
          <table:table-cell office:value-type="string" calcext:value-type="string">
            <text:p>2020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47168" calcext:value-type="float">
            <text:p>25.347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803092575101</text:p>
          </table:table-cell>
          <table:table-cell office:value-type="string" calcext:value-type="string">
            <text:p>2020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04496" calcext:value-type="float">
            <text:p>25.30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803092575101</text:p>
          </table:table-cell>
          <table:table-cell office:value-type="string" calcext:value-type="string">
            <text:p>2020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2888" calcext:value-type="float">
            <text:p>25.3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803092575101</text:p>
          </table:table-cell>
          <table:table-cell office:value-type="string" calcext:value-type="string">
            <text:p>2020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38024" calcext:value-type="float">
            <text:p>25.33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803092575101</text:p>
          </table:table-cell>
          <table:table-cell office:value-type="string" calcext:value-type="string">
            <text:p>2020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984" calcext:value-type="float">
            <text:p>25.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803092575101</text:p>
          </table:table-cell>
          <table:table-cell office:value-type="string" calcext:value-type="string">
            <text:p>2020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22784" calcext:value-type="float">
            <text:p>25.32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803092575101</text:p>
          </table:table-cell>
          <table:table-cell office:value-type="string" calcext:value-type="string">
            <text:p>2020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0216" calcext:value-type="float">
            <text:p>25.35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803092575101</text:p>
          </table:table-cell>
          <table:table-cell office:value-type="string" calcext:value-type="string">
            <text:p>2020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80112" calcext:value-type="float">
            <text:p>25.28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803092575101</text:p>
          </table:table-cell>
          <table:table-cell office:value-type="string" calcext:value-type="string">
            <text:p>2020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25832" calcext:value-type="float">
            <text:p>25.32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803092575101</text:p>
          </table:table-cell>
          <table:table-cell office:value-type="string" calcext:value-type="string">
            <text:p>2020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22784" calcext:value-type="float">
            <text:p>25.32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803092575101</text:p>
          </table:table-cell>
          <table:table-cell office:value-type="string" calcext:value-type="string">
            <text:p>2020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19736" calcext:value-type="float">
            <text:p>25.31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803092575101</text:p>
          </table:table-cell>
          <table:table-cell office:value-type="string" calcext:value-type="string">
            <text:p>2020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65456" calcext:value-type="float">
            <text:p>25.36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803092575101</text:p>
          </table:table-cell>
          <table:table-cell office:value-type="string" calcext:value-type="string">
            <text:p>2020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04496" calcext:value-type="float">
            <text:p>25.30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803092575101</text:p>
          </table:table-cell>
          <table:table-cell office:value-type="string" calcext:value-type="string">
            <text:p>2020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4412" calcext:value-type="float">
            <text:p>25.34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803092575101</text:p>
          </table:table-cell>
          <table:table-cell office:value-type="string" calcext:value-type="string">
            <text:p>2020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936" calcext:value-type="float">
            <text:p>25.3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803092575101</text:p>
          </table:table-cell>
          <table:table-cell office:value-type="string" calcext:value-type="string">
            <text:p>2020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04496" calcext:value-type="float">
            <text:p>25.30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803092575101</text:p>
          </table:table-cell>
          <table:table-cell office:value-type="string" calcext:value-type="string">
            <text:p>2020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77064" calcext:value-type="float">
            <text:p>25.277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803092575101</text:p>
          </table:table-cell>
          <table:table-cell office:value-type="string" calcext:value-type="string">
            <text:p>2020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04496" calcext:value-type="float">
            <text:p>25.30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803092575101</text:p>
          </table:table-cell>
          <table:table-cell office:value-type="string" calcext:value-type="string">
            <text:p>2020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04496" calcext:value-type="float">
            <text:p>25.30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803092575101</text:p>
          </table:table-cell>
          <table:table-cell office:value-type="string" calcext:value-type="string">
            <text:p>2020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31928" calcext:value-type="float">
            <text:p>25.331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803092575101</text:p>
          </table:table-cell>
          <table:table-cell office:value-type="string" calcext:value-type="string">
            <text:p>2020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22784" calcext:value-type="float">
            <text:p>25.32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803092575101</text:p>
          </table:table-cell>
          <table:table-cell office:value-type="string" calcext:value-type="string">
            <text:p>2020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86208" calcext:value-type="float">
            <text:p>25.286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803092575101</text:p>
          </table:table-cell>
          <table:table-cell office:value-type="string" calcext:value-type="string">
            <text:p>2020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46584" calcext:value-type="float">
            <text:p>25.246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803092575101</text:p>
          </table:table-cell>
          <table:table-cell office:value-type="string" calcext:value-type="string">
            <text:p>2020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6792" calcext:value-type="float">
            <text:p>25.2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803092575101</text:p>
          </table:table-cell>
          <table:table-cell office:value-type="string" calcext:value-type="string">
            <text:p>2020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70968" calcext:value-type="float">
            <text:p>25.27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803092575101</text:p>
          </table:table-cell>
          <table:table-cell office:value-type="string" calcext:value-type="string">
            <text:p>2020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46584" calcext:value-type="float">
            <text:p>25.246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803092575101</text:p>
          </table:table-cell>
          <table:table-cell office:value-type="string" calcext:value-type="string">
            <text:p>2020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46584" calcext:value-type="float">
            <text:p>25.246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803092575101</text:p>
          </table:table-cell>
          <table:table-cell office:value-type="string" calcext:value-type="string">
            <text:p>2020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46584" calcext:value-type="float">
            <text:p>25.246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803092575101</text:p>
          </table:table-cell>
          <table:table-cell office:value-type="string" calcext:value-type="string">
            <text:p>2020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46584" calcext:value-type="float">
            <text:p>25.246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803092575101</text:p>
          </table:table-cell>
          <table:table-cell office:value-type="string" calcext:value-type="string">
            <text:p>2020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77064" calcext:value-type="float">
            <text:p>25.277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803092575101</text:p>
          </table:table-cell>
          <table:table-cell office:value-type="string" calcext:value-type="string">
            <text:p>2020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5268" calcext:value-type="float">
            <text:p>25.25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803092575101</text:p>
          </table:table-cell>
          <table:table-cell office:value-type="string" calcext:value-type="string">
            <text:p>2020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3744" calcext:value-type="float">
            <text:p>25.2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803092575101</text:p>
          </table:table-cell>
          <table:table-cell office:value-type="string" calcext:value-type="string">
            <text:p>2020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31344" calcext:value-type="float">
            <text:p>25.231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803092575101</text:p>
          </table:table-cell>
          <table:table-cell office:value-type="string" calcext:value-type="string">
            <text:p>2020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49632" calcext:value-type="float">
            <text:p>25.24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803092575101</text:p>
          </table:table-cell>
          <table:table-cell office:value-type="string" calcext:value-type="string">
            <text:p>2020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61824" calcext:value-type="float">
            <text:p>25.261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803092575101</text:p>
          </table:table-cell>
          <table:table-cell office:value-type="string" calcext:value-type="string">
            <text:p>2020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3744" calcext:value-type="float">
            <text:p>25.2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803092575101</text:p>
          </table:table-cell>
          <table:table-cell office:value-type="string" calcext:value-type="string">
            <text:p>2020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10008" calcext:value-type="float">
            <text:p>25.210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803092575101</text:p>
          </table:table-cell>
          <table:table-cell office:value-type="string" calcext:value-type="string">
            <text:p>2020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19152" calcext:value-type="float">
            <text:p>25.219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803092575101</text:p>
          </table:table-cell>
          <table:table-cell office:value-type="string" calcext:value-type="string">
            <text:p>2020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94768" calcext:value-type="float">
            <text:p>25.194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803092575101</text:p>
          </table:table-cell>
          <table:table-cell office:value-type="string" calcext:value-type="string">
            <text:p>2020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39904" calcext:value-type="float">
            <text:p>25.139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803092575101</text:p>
          </table:table-cell>
          <table:table-cell office:value-type="string" calcext:value-type="string">
            <text:p>2020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67336" calcext:value-type="float">
            <text:p>25.167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803092575101</text:p>
          </table:table-cell>
          <table:table-cell office:value-type="string" calcext:value-type="string">
            <text:p>2020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97816" calcext:value-type="float">
            <text:p>25.197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4803092575101</text:p>
          </table:table-cell>
          <table:table-cell office:value-type="string" calcext:value-type="string">
            <text:p>2020-09-09 15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13056" calcext:value-type="float">
            <text:p>25.213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15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131" meta:object-count="0"/>
    <meta:user-defined meta:name="AppVersion">3.0</meta:user-defined>
  </office:meta>
</office:document-meta>
</file>